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DB79ED054B699501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, Helvetica, sans-serif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632cm" table:align="left"/>
    </style:style>
    <style:style style:name="Table1.A" style:family="table-column">
      <style:table-column-properties style:column-width="10.042cm"/>
    </style:style>
    <style:style style:name="Table1.B" style:family="table-column">
      <style:table-column-properties style:column-width="5.59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9.962cm" table:align="left"/>
    </style:style>
    <style:style style:name="Table2.A" style:family="table-column">
      <style:table-column-properties style:column-width="9.962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293cm" table:align="left"/>
    </style:style>
    <style:style style:name="Table3.A" style:family="table-column">
      <style:table-column-properties style:column-width="0.12cm"/>
    </style:style>
    <style:style style:name="Table3.B" style:family="table-column">
      <style:table-column-properties style:column-width="0.173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1.882cm" table:align="left"/>
    </style:style>
    <style:style style:name="Table4.A" style:family="table-column">
      <style:table-column-properties style:column-width="1.882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1.723cm" table:align="left"/>
    </style:style>
    <style:style style:name="Table5.A" style:family="table-column">
      <style:table-column-properties style:column-width="1.723cm"/>
    </style:style>
    <style:style style:name="Table5.A1" style:family="table-cell">
      <style:table-cell-properties style:vertical-align="middle"/>
    </style:style>
    <style:style style:name="Táblázat1" style:family="table">
      <style:table-properties style:width="9.491cm" table:align="left"/>
    </style:style>
    <style:style style:name="Táblázat1.A" style:family="table-column">
      <style:table-column-properties style:column-width="1.967cm"/>
    </style:style>
    <style:style style:name="Táblázat1.B" style:family="table-column">
      <style:table-column-properties style:column-width="1.596cm"/>
    </style:style>
    <style:style style:name="Táblázat1.C" style:family="table-column">
      <style:table-column-properties style:column-width="3.796cm"/>
    </style:style>
    <style:style style:name="Táblázat1.D" style:family="table-column">
      <style:table-column-properties style:column-width="2.133cm"/>
    </style:style>
    <style:style style:name="Táblázat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50be2" officeooo:paragraph-rsid="00150be2"/>
    </style:style>
    <style:style style:name="P2" style:family="paragraph" style:parent-style-name="Standard">
      <style:text-properties officeooo:rsid="00196fdb" officeooo:paragraph-rsid="00196fdb"/>
    </style:style>
    <style:style style:name="P3" style:family="paragraph" style:parent-style-name="Standard">
      <style:text-properties officeooo:rsid="0019eeff" officeooo:paragraph-rsid="0019eeff"/>
    </style:style>
    <style:style style:name="P4" style:family="paragraph" style:parent-style-name="Standard">
      <style:text-properties officeooo:rsid="001b0168" officeooo:paragraph-rsid="001b0168"/>
    </style:style>
    <style:style style:name="P5" style:family="paragraph" style:parent-style-name="Standard">
      <style:text-properties officeooo:rsid="001d007b" officeooo:paragraph-rsid="001d007b"/>
    </style:style>
    <style:style style:name="P6" style:family="paragraph" style:parent-style-name="Standard">
      <style:text-properties officeooo:rsid="001dade6" officeooo:paragraph-rsid="001dade6"/>
    </style:style>
    <style:style style:name="P7" style:family="paragraph" style:parent-style-name="Standard">
      <style:text-properties fo:color="#ce9178" style:font-name="Droid Sans Mono" fo:font-size="10.5pt" fo:font-weight="normal" officeooo:rsid="001df7cc" officeooo:paragraph-rsid="001df7cc" fo:background-color="#1e1e1e"/>
    </style:style>
    <style:style style:name="P8" style:family="paragraph" style:parent-style-name="Standard">
      <style:text-properties officeooo:paragraph-rsid="001dade6"/>
    </style:style>
    <style:style style:name="P9" style:family="paragraph" style:parent-style-name="Standard">
      <style:text-properties officeooo:rsid="00209d5e" officeooo:paragraph-rsid="00209d5e"/>
    </style:style>
    <style:style style:name="P10" style:family="paragraph" style:parent-style-name="Standard">
      <style:text-properties officeooo:rsid="00209d5e" officeooo:paragraph-rsid="002841c0"/>
    </style:style>
    <style:style style:name="P11" style:family="paragraph" style:parent-style-name="Standard">
      <style:text-properties officeooo:rsid="00209d5e" officeooo:paragraph-rsid="003b7907"/>
    </style:style>
    <style:style style:name="P12" style:family="paragraph" style:parent-style-name="Standard">
      <style:text-properties officeooo:rsid="00239aed" officeooo:paragraph-rsid="00239aed"/>
    </style:style>
    <style:style style:name="P13" style:family="paragraph" style:parent-style-name="Standard">
      <style:text-properties officeooo:rsid="002476db" officeooo:paragraph-rsid="002476db"/>
    </style:style>
    <style:style style:name="P14" style:family="paragraph" style:parent-style-name="Standard">
      <style:text-properties style:text-underline-style="solid" style:text-underline-type="double" style:text-underline-width="auto" style:text-underline-color="font-color" officeooo:rsid="00239aed" officeooo:paragraph-rsid="00239aed"/>
    </style:style>
    <style:style style:name="P15" style:family="paragraph" style:parent-style-name="Standard">
      <style:text-properties officeooo:paragraph-rsid="00311192"/>
    </style:style>
    <style:style style:name="P16" style:family="paragraph" style:parent-style-name="Standard">
      <style:text-properties style:font-name="Liberation Mono" fo:font-size="10pt" officeooo:rsid="00209d5e" officeooo:paragraph-rsid="00209d5e" style:font-name-asian="DejaVu Sans Mono" style:font-size-asian="10pt" style:font-name-complex="Liberation Mono" style:font-size-complex="10pt"/>
    </style:style>
    <style:style style:name="P17" style:family="paragraph" style:parent-style-name="Standard">
      <style:text-properties style:font-name="Liberation Mono" fo:font-size="10pt" officeooo:rsid="00209d5e" officeooo:paragraph-rsid="003b7907" style:font-name-asian="DejaVu Sans Mono" style:font-size-asian="10pt" style:font-name-complex="Liberation Mono" style:font-size-complex="10pt"/>
    </style:style>
    <style:style style:name="P18" style:family="paragraph" style:parent-style-name="Standard">
      <style:text-properties officeooo:paragraph-rsid="003b7907"/>
    </style:style>
    <style:style style:name="P19" style:family="paragraph" style:parent-style-name="Standard">
      <style:text-properties fo:color="#d4d4d4" style:font-name="Droid Sans Mono" fo:font-size="10.5pt" fo:font-weight="normal" officeooo:rsid="002476db" officeooo:paragraph-rsid="002476db" fo:background-color="#1e1e1e"/>
    </style:style>
    <style:style style:name="P20" style:family="paragraph" style:parent-style-name="Standard">
      <style:text-properties fo:color="#d4d4d4" style:font-name="Droid Sans Mono" fo:font-size="10.5pt" fo:font-weight="normal" officeooo:paragraph-rsid="00465026" fo:background-color="#1e1e1e"/>
    </style:style>
    <style:style style:name="P21" style:family="paragraph" style:parent-style-name="Standard">
      <style:text-properties officeooo:rsid="00465026" officeooo:paragraph-rsid="00465026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ade6" officeooo:paragraph-rsid="001dade6" style:text-blinking="false" fo:background-color="transparent"/>
    </style:style>
    <style:style style:name="P23" style:family="paragraph" style:parent-style-name="Text_20_body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209d5e" officeooo:paragraph-rsid="00209d5e" style:text-blinking="false" fo:background-color="transparent" style:font-name-asian="DejaVu Sans Mono" style:font-size-asian="10pt" style:font-name-complex="Liberation Mono" style:font-size-complex="10pt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209d5e" officeooo:paragraph-rsid="003b7907" style:text-blinking="false" fo:background-color="transparent" style:font-name-asian="DejaVu Sans Mono" style:font-size-asian="10pt" style:font-name-complex="Liberation Mono" style:font-size-complex="10pt"/>
    </style:style>
    <style:style style:name="P25" style:family="paragraph" style:parent-style-name="Text_20_body">
      <style:text-properties officeooo:rsid="002476db" officeooo:paragraph-rsid="0041eb41"/>
    </style:style>
    <style:style style:name="P26" style:family="paragraph" style:parent-style-name="Text_20_body">
      <style:text-properties officeooo:paragraph-rsid="0041eb41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209d5e" style:text-blinking="false" fo:background-color="transparent" style:font-name-asian="DejaVu Sans Mono" style:font-size-asian="10pt" style:font-name-complex="Liberation Mono" style:font-size-complex="10pt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209d5e" officeooo:paragraph-rsid="003f7d81" style:text-blinking="false" fo:background-color="transparent" style:font-name-asian="DejaVu Sans Mono" style:font-size-asian="10pt" style:font-name-complex="Liberation Mono" style:font-size-complex="10pt"/>
    </style:style>
    <style:style style:name="P31" style:family="paragraph" style:parent-style-name="Text_20_body">
      <style:paragraph-properties fo:margin-top="0cm" fo:margin-bottom="0cm" loext:contextual-spacing="false" style:writing-mode="lr-tb"/>
      <style:text-properties fo:color="#000000" style:font-name="Calibri" fo:font-size="12pt"/>
    </style:style>
    <style:style style:name="P32" style:family="paragraph" style:parent-style-name="Preformatted_20_Text">
      <style:text-properties officeooo:rsid="00209d5e" officeooo:paragraph-rsid="00209d5e"/>
    </style:style>
    <style:style style:name="P33" style:family="paragraph" style:parent-style-name="Preformatted_20_Text">
      <style:text-properties officeooo:paragraph-rsid="00209d5e"/>
    </style:style>
    <style:style style:name="P34" style:family="paragraph" style:parent-style-name="Preformatted_20_Text">
      <style:text-properties officeooo:paragraph-rsid="0041eb41"/>
    </style:style>
    <style:style style:name="P35" style:family="paragraph" style:parent-style-name="Table_20_Contents">
      <style:text-properties fo:font-size="2pt" style:font-size-asian="2pt" style:font-size-complex="2pt"/>
    </style:style>
    <style:style style:name="P36" style:family="paragraph" style:parent-style-name="Table_20_Contents">
      <style:text-properties officeooo:paragraph-rsid="0041eb41"/>
    </style:style>
    <style:style style:name="P37" style:family="paragraph" style:parent-style-name="Table_20_Contents">
      <style:paragraph-properties style:writing-mode="lr-tb"/>
    </style:style>
    <style:style style:name="P38" style:family="paragraph" style:parent-style-name="Text_20_body">
      <style:paragraph-properties style:writing-mode="lr-tb"/>
    </style:style>
    <style:style style:name="P39" style:family="paragraph" style:parent-style-name="Text_20_body">
      <style:paragraph-properties style:writing-mode="lr-tb"/>
      <style:text-properties fo:color="#000000" style:font-name="Calibri" fo:font-size="12pt"/>
    </style:style>
    <style:style style:name="P40" style:family="paragraph" style:parent-style-name="Table_20_Heading">
      <style:text-properties officeooo:paragraph-rsid="0041eb41"/>
    </style:style>
    <style:style style:name="P41" style:family="paragraph" style:parent-style-name="Heading_20_3">
      <style:text-properties officeooo:paragraph-rsid="0041eb41"/>
    </style:style>
    <style:style style:name="P42" style:family="paragraph" style:parent-style-name="Standard">
      <style:paragraph-properties style:line-height-at-least="0.503cm" fo:text-align="end" style:justify-single-word="false"/>
      <style:text-properties fo:color="#ce9178" style:font-name="Droid Sans Mono" fo:font-size="10.5pt" fo:font-weight="normal" fo:background-color="#1e1e1e"/>
    </style:style>
    <style:style style:name="P43" style:family="paragraph" style:parent-style-name="Heading_20_6">
      <style:text-properties officeooo:paragraph-rsid="0041eb41"/>
    </style:style>
    <style:style style:name="T1" style:family="text">
      <style:text-properties officeooo:rsid="001dade6"/>
    </style:style>
    <style:style style:name="T2" style:family="text">
      <style:text-properties fo:color="#d4d4d4" style:font-name="Droid Sans Mono" fo:font-size="10.5pt" fo:font-weight="normal" fo:background-color="#1e1e1e" loext:char-shading-value="0"/>
    </style:style>
    <style:style style:name="T3" style:family="text">
      <style:text-properties fo:color="#ce9178"/>
    </style:style>
    <style:style style:name="T4" style:family="text">
      <style:text-properties fo:color="#ce9178" style:font-name="Droid Sans Mono" fo:font-size="10.5pt" fo:font-weight="normal" fo:background-color="#1e1e1e" loext:char-shading-value="0"/>
    </style:style>
    <style:style style:name="T5" style:family="text">
      <style:text-properties fo:color="#ce9178" officeooo:rsid="00465026"/>
    </style:style>
    <style:style style:name="T6" style:family="text">
      <style:text-properties fo:color="#569cd6" style:font-name="Droid Sans Mono" fo:font-size="10.5pt" fo:font-weight="normal" fo:background-color="#1e1e1e" loext:char-shading-value="0"/>
    </style:style>
    <style:style style:name="T7" style:family="text">
      <style:text-properties officeooo:rsid="002d3d48"/>
    </style:style>
    <style:style style:name="T8" style:family="text">
      <style:text-properties fo:color="#000000" style:font-name="Calibri" fo:font-size="12pt"/>
    </style:style>
    <style:style style:name="T9" style:family="text">
      <style:text-properties officeooo:rsid="00311192"/>
    </style:style>
    <style:style style:name="T10" style:family="text">
      <style:text-properties officeooo:rsid="0039bc60"/>
    </style:style>
    <style:style style:name="T11" style:family="text">
      <style:text-properties officeooo:rsid="003b7907"/>
    </style:style>
    <style:style style:name="T12" style:family="text">
      <style:text-properties officeooo:rsid="00408437"/>
    </style:style>
    <style:style style:name="T13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style:text-blinking="false" fo:background-color="transparent" loext:char-shading-value="0" style:font-name-asian="DejaVu Sans Mono" style:font-size-asian="10pt" style:font-name-complex="Liberation Mono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sh -p 10113 <text:a xlink:type="simple" xlink:href="mailto:junge82@nipg11.inf.elte.hu" text:style-name="Internet_20_link" text:visited-style-name="Visited_20_Internet_20_Link">junge82@nipg11.inf.elte.hu</text:a></text:p>
      <text:p text:style-name="P1">passwd</text:p>
      <text:p text:style-name="P1"/>
      <text:p text:style-name="P1"><text:a xlink:type="simple" xlink:href="sftp://nipg4.inf.elte.hu:10113/" text:style-name="Internet_20_link" text:visited-style-name="Visited_20_Internet_20_Link">sftp://nipg</text:a><text:a xlink:type="simple" xlink:href="sftp://nipg4.inf.elte.hu:10113/" text:style-name="Internet_20_link" text:visited-style-name="Visited_20_Internet_20_Link"><text:span text:style-name="T10">11</text:span></text:a><text:a xlink:type="simple" xlink:href="sftp://nipg4.inf.elte.hu:10113/" text:style-name="Internet_20_link" text:visited-style-name="Visited_20_Internet_20_Link">.inf.elte.hu:10113/</text:a></text:p>
      <text:p text:style-name="P1"/>
      <text:p text:style-name="P5">tf.logging.info</text:p>
      <text:p text:style-name="P5"/>
      <text:p text:style-name="P5"/>
      <text:p text:style-name="P2">user_parameter-parser.py</text:p>
      <text:p text:style-name="P2">SYSTEM system, network, Training, inference, evaluation</text:p>
      <text:p text:style-name="P2">ACTION train, infer, eval</text:p>
      <text:p text:style-name="P6">user_param</text:p>
      <text:p text:style-name="P2"/>
      <text:p text:style-name="P3">image_window_buffer.py niftynet/engine</text:p>
      <text:p text:style-name="P3"/>
      <text:p text:style-name="P4">handler_model.py – starting from iter 500</text:p>
      <text:p text:style-name="P4"/>
      <text:p text:style-name="P6">niftynet/engine</text:p>
      <text:p text:style-name="P8"><text:span text:style-name="T1">application_iteration.py </text:span><text:span text:style-name="T2">CONSOLE_FORMAT = </text:span><text:span text:style-name="T4">"</text:span><text:span text:style-name="T6">{}</text:span><text:span text:style-name="T4"> iter </text:span><text:span text:style-name="T6">{}</text:span><text:span text:style-name="T4">, </text:span><text:span text:style-name="T6">{}</text:span><text:span text:style-name="T4"> (</text:span><text:span text:style-name="T6">{:3f}</text:span><text:span text:style-name="T4">s)"</text:span></text:p>
      <text:p text:style-name="P7">184 line</text:p>
      <text:p text:style-name="P6"/>
      <text:p text:style-name="P22"><text:bookmark text:name="docs-internal-guid-6ebdb970-7fff-96bf-b0d9-09b3ec7a5f90"/>ScaleNet/scaleblock</text:p>
      <text:p text:style-name="P27">[Layer] ScaleNet/scaleblock/M_F_0_6 [Trainable] bn_0/beta, bn_0/gamma, conv_0/w, bn_1/beta, bn_1/gamma, conv_1/w (48) -- scalenet.py</text:p>
      <text:p text:style-name="P28">starting from iter</text:p>
      <text:p text:style-name="P6"/>
      <text:p text:style-name="P6"/>
      <text:p text:style-name="P6"/>
      <text:p text:style-name="P9">Commands:</text:p>
      <text:p text:style-name="P9">nohup python3 net_regress.py train <text:s/>-c ~/niftynet/extensions/autocontext_mr_ct/net_autocontext.ini --starting_iter 0 --max_iter 400</text:p>
      <text:p text:style-name="P9"/>
      <text:p text:style-name="P10">nohup python3 net_regress.py train <text:s/>-c ~/niftynet/extensions/autocontext_mr_ct/net_autocontext.ini --starting_iter 0 --max_iter 400</text:p>
      <text:p text:style-name="P9"/>
      <text:p text:style-name="P15"><text:span text:style-name="T9">Regression_</text:span><text:span text:style-name="Strong_20_Emphasis">mr_ct_regression_model_zoo</text:span></text:p>
      <text:p text:style-name="P9"/>
      <text:p text:style-name="P32">python<text:span text:style-name="T7">3</text:span> net_run.py train -a niftynet.contrib.regression_weighted_sampler.isample_regression.ISampleRegression -c ~/niftynet/extensions/mr_ct_regression/net_isampler.ini --starting_iter 0 --max_iter 1000</text:p>
      <text:p text:style-name="P9"/>
      <text:p text:style-name="P33">python3 net_run.py inference -a niftynet.contrib.regression_weighted_sampler.isample_regression.ISampleRegression -c ~/niftynet/extensions/mr_ct_regression/net_isampler.ini --inference_iter 1000 --spatial_window_size 240,240,1 --batch_size 4 --error_map True</text:p>
      <text:p text:style-name="P9"/>
      <text:p text:style-name="P15"><text:span text:style-name="T9">Regression_</text:span><text:span text:style-name="Strong_20_Emphasis">autocontext_mr_ct_model_zoo</text:span></text:p>
      <text:p text:style-name="P9"/>
      <text:p text:style-name="P23"><text:bookmark text:name="docs-internal-guid-4d8c77e7-7fff-c8df-7baf-34d3c14037e6"/>python3 net_regress.py train -c ~/niftynet/extensions/autocontext_mr_ct/net_autocontext.ini --starting_iter 0 --max_iter 500</text:p>
      <text:p text:style-name="P29"><text:soft-page-break/>python3 net_regress.py inference -c <text:s/>~/niftynet/extensions/autocontext_mr_ct/net_autocontext.ini --inference_iter 500 <text:s text:c="5"/>--spatial_window_size 240,240,1 --batch_size 4 --dataset_split_file nofile</text:p>
      <text:p text:style-name="P16"/>
      <text:p text:style-name="P16">python3 net_run.py evaluation -a net_regress <text:s/>-c ~/niftynet/extensions/autocontext_mr_ct/net_autocontext_2_backup.ini</text:p>
      <text:p text:style-name="P18"/>
      <text:p text:style-name="P18"/>
      <text:p text:style-name="P18"><text:span text:style-name="T9">Regression_biomodal</text:span><text:span text:style-name="Strong_20_Emphasis">_mr_ct_model_zoo</text:span></text:p>
      <text:p text:style-name="P11"/>
      <text:p text:style-name="P24"><text:bookmark text:name="docs-internal-guid-4d8c77e7-7fff-c8df-7baf-34d3c14037e61"/>python3 net_regress.py train -c ~/niftynet/extensions/<text:span text:style-name="T11">biomed_mr_ct</text:span>/net_<text:span text:style-name="T11">biomed</text:span>.ini --starting_iter 0 --max_iter 500</text:p>
      <text:p text:style-name="P30">python3 net_regress.py inference -c <text:s/>~/niftynet/extensions/biom<text:span text:style-name="T12">ed_mr_ct</text:span>/<text:span text:style-name="T12">net_</text:span>biom<text:span text:style-name="T12">ed</text:span>.ini --inference_iter 1000 --spatial_window_size 160,160,1 --batch_size 4 --dataset_split_file ~/niftynet/models/biomed_mr_ct/dataset_split.csv </text:p>
      <text:p text:style-name="P17"/>
      <text:p text:style-name="P9"><text:span text:style-name="T13">python3 net_run.py evaluation -a net_regress <text:s/>-c ~/niftynet/extensions/biomed_mr_ct/net_biomed.ini </text:span><text:s text:c="14"/></text:p>
      <text:p text:style-name="P9"/>
      <text:p text:style-name="P9"/>
      <text:p text:style-name="P21">Anisotropic</text:p>
      <text:p text:style-name="P20"><text:span text:style-name="T5">net_run.py </text:span><text:span text:style-name="T3">"train" "-a" "anisotropic_nets_brats_challenge.brats_seg_app.BRATSApp"</text:span></text:p>
      <text:p text:style-name="P42">"-c" "/home/gergely/niftynet/extensions/anisotropic_nets_brats_challenge/whole_tumor_axial.ini"</text:p>
      <text:p text:style-name="P21"/>
      <text:p text:style-name="P9"/>
      <text:p text:style-name="P9">[Layer] ScaleNet/scaleblock/M_F_0_0 [Trainable] bn_0/beta, bn_0/gamma, conv_0/w, bn_1/beta, bn_1/gamma, conv_1/w (48)</text:p>
      <text:p text:style-name="P9">[Layer] ScaleNet/scaleblock/M_F_0_1 [Trainable] bn_0/beta, bn_0/gamma, conv_0/w, bn_1/beta, bn_1/gamma, conv_1/w (48)</text:p>
      <text:p text:style-name="P9">[Layer] ScaleNet/scaleblock/M_F_0_2 [Trainable] bn_0/beta, bn_0/gamma, conv_0/w, bn_1/beta, bn_1/gamma, conv_1/w (48)</text:p>
      <text:p text:style-name="P9">[Layer] ScaleNet/scaleblock/M_F_0_3 [Trainable] bn_0/beta, bn_0/gamma, conv_0/w, bn_1/beta, bn_1/gamma, conv_1/w (48)</text:p>
      <text:p text:style-name="P9">[Layer] ScaleNet/scaleblock/M_F_0_4 [Trainable] bn_0/beta, bn_0/gamma, conv_0/w, bn_1/beta, bn_1/gamma, conv_1/w (48)</text:p>
      <text:p text:style-name="P9">[Layer] ScaleNet/scaleblock/M_F_0_5 [Trainable] bn_0/beta, bn_0/gamma, conv_0/w, bn_1/beta, bn_1/gamma, conv_1/w (48)</text:p>
      <text:p text:style-name="P9">[Layer] ScaleNet/scaleblock/M_F_0_6 [Trainable] bn_0/beta, bn_0/gamma, conv_0/w, bn_1/beta, bn_1/gamma, conv_1/w (48)</text:p>
      <text:p text:style-name="P9">[Layer] ScaleNet/scaleblock/M_F_0_7 [Trainable] bn_0/beta, bn_0/gamma, conv_0/w, bn_1/beta, bn_1/gamma, conv_1/w (48)</text:p>
      <text:p text:style-name="P9">[Layer] ScaleNet/scaleblock/M_F_0_8 [Trainable] bn_0/beta, bn_0/gamma, conv_0/w, bn_1/beta, bn_1/gamma, conv_1/w (48)</text:p>
      <text:p text:style-name="P9">[Layer] ScaleNet/scaleblock/M_F_0_9 [Trainable] bn_0/beta, bn_0/gamma, conv_0/w, bn_1/beta, bn_1/gamma, conv_1/w (48)</text:p>
      <text:p text:style-name="P9">[Layer] ScaleNet/scaleblock/M_F_0_10 [Trainable] bn_0/beta, bn_0/gamma, conv_0/w, bn_1/beta, bn_1/gamma, conv_1/w (48)</text:p>
      <text:p text:style-name="P9">[Layer] ScaleNet/scaleblock/M_F_0_11 [Trainable] bn_0/beta, bn_0/gamma, conv_0/w, bn_1/beta, bn_1/gamma, conv_1/w (48)</text:p>
      <text:p text:style-name="P9"><text:soft-page-break/>[Layer] ScaleNet/scaleblock/M_F_0_12 [Trainable] bn_0/beta, bn_0/gamma, conv_0/w, bn_1/beta, bn_1/gamma, conv_1/w (48)</text:p>
      <text:p text:style-name="P9">[Layer] ScaleNet/scaleblock/M_F_0_13 [Trainable] bn_0/beta, bn_0/gamma, conv_0/w, bn_1/beta, bn_1/gamma, conv_1/w (48)</text:p>
      <text:p text:style-name="P9">[Layer] ScaleNet/scaleblock/M_F_0_14 [Trainable] bn_0/beta, bn_0/gamma, conv_0/w, bn_1/beta, bn_1/gamma, conv_1/w (48)</text:p>
      <text:p text:style-name="P9">[Layer] ScaleNet/scaleblock/M_F_0_15 [Trainable] bn_0/beta, bn_0/gamma, conv_0/w, bn_1/beta, bn_1/gamma, conv_1/w (48)</text:p>
      <text:p text:style-name="P9">[Layer] ScaleNet/scaleblock/F_M_0_0 [Trainable] bn_0/beta, bn_0/gamma, conv_0/w, bn_1/beta, bn_1/gamma, conv_1/w (2624)</text:p>
      <text:p text:style-name="P9">[Layer] ScaleNet/scaleblock/F_M_0_1 [Trainable] bn_0/beta, bn_0/gamma, conv_0/w, bn_1/beta, bn_1/gamma, conv_1/w (2624)</text:p>
      <text:p text:style-name="P9">INFO:niftynet: using HighRes3DNet</text:p>
      <text:p text:style-name="P9"/>
      <text:p text:style-name="P12">screen <text:s/>-r </text:p>
      <text:p text:style-name="P12"/>
      <text:p text:style-name="P12">nvidia-smi -lms</text:p>
      <text:p text:style-name="P14"/>
      <text:p text:style-name="P13">htop</text:p>
      <text:p text:style-name="P13"/>
      <text:p text:style-name="P13"/>
      <text:p text:style-name="P13">using ssh config</text:p>
      <text:p text:style-name="P13">ssh nipg11 </text:p>
      <text:p text:style-name="P13"/>
      <text:p text:style-name="P13"/>
      <text:p text:style-name="P13">sshkeygen</text:p>
      <text:p text:style-name="P13"/>
      <text:p text:style-name="P13"/>
      <text:p text:style-name="P13"/>
      <text:p text:style-name="P13"/>
      <text:p text:style-name="P13"><text:bookmark text:name=":0_35-e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Heading_20_3" text:outline-level="3">Milacski Zoltán Ádám &lt;miztaai@inf.elte.hu&gt; </text:h>
                </table:table-cell>
              </table:table-row>
            </table:table>
            <text:p text:style-name="P35"/>
          </table:table-cell>
          <table:table-cell table:style-name="Table1.A1" office:value-type="string">
            <text:p text:style-name="Table_20_Contents"><text:bookmark text:name=":4az"/>Mon 10 Sep, 14:25 (3 days ago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5"/>
          </table:table-cell>
          <table:table-cell table:style-name="Table3.A1" office:value-type="string">
            <text:p text:style-name="P35"/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7">to NIPG </text:p>
                  <text:p text:style-name="Table_20_Contents"><draw:frame draw:style-name="fr1" draw:name="Image1" text:anchor-type="as-char" svg:width="0.041cm" svg:height="0.041cm" draw:z-index="0"><draw:image xlink:href="Pictures/100002000000000100000001DB79ED054B699501.gif" xlink:type="simple" xlink:show="embed" xlink:actuate="onLoad" loext:mime-type="image/gif"/></draw:frame><text:bookmark text:name=":4ap"/></text:p>
                </table:table-cell>
              </table:table-row>
            </table:table>
            <text:p text:style-name="P35"/>
          </table:table-cell>
        </table:table-row>
      </table:table>
      <text:section text:style-name="Sect1" text:name=":4b3">
        <text:p text:style-name="Text_20_body"/>
      </text:section>
      <text:section text:style-name="Sect1" text:name=":4aq">
        <text:p text:style-name="Text_20_body"/>
      </text:section>
      <text:section text:style-name="Sect1" text:name=":4b1">
        <text:p text:style-name="Text_20_body"/>
        <text:section text:style-name="Sect1" text:name=":4b2">
          <text:p text:style-name="P38"/>
          <text:section text:style-name="Sect2" text:name="m_-2073188847061021713divtagdefaultwrapper">
            <text:p text:style-name="P39">Sziasztok,</text:p>
            <text:p text:style-name="P38"/>
            <text:p text:style-name="P39">Felraktam a Matlab R2018a-t külön matlab user-rel a saját gépemre (Ryzen 7 1700, 16gb DDR4, 2xGTX1070), ha valakinek szüksége lenne rá.</text:p>
            <text:p text:style-name="P38"/>
            <text:p text:style-name="P38"><text:span text:style-name="T8">ssh -p 10113 </text:span><text:a xlink:type="simple" xlink:href="mailto:matlab@srph25.ddns.net" text:style-name="Internet_20_link" text:visited-style-name="Visited_20_Internet_20_Link">matlab@srph25.ddns.net</text:a></text:p>
            <text:p text:style-name="P38">ssh -XCp 10113 matlab@srph25.ddns.net</text:p>
            <text:p text:style-name="P39"><text:soft-page-break/>jelszó: almaalma</text:p>
            <text:p text:style-name="P38"/>
            <text:p text:style-name="P39">Toolboxok:</text:p>
            <text:p text:style-name="P31">MATLAB<text:line-break/>Image Processing<text:line-break/>Parallel Computing<text:line-break/>Statistics and Machine Learning<text:line-break/>Wavelet</text:p>
          </text:section>
        </text:section>
      </text:section>
      <text:p text:style-name="P13"/>
      <text:p text:style-name="P13"/>
      <text:p text:style-name="P19">mask_out</text:p>
      <text:p text:style-name="P19">nibabel.spatialimages.HeaderDataError: data dtype "bool" not supported</text:p>
      <text:p text:style-name="P13">nibabel.spatialimages.HeaderDataError: data dtype "bool" not supported</text:p>
      <text:p text:style-name="P13"/>
      <text:p text:style-name="P13"/>
      <text:p text:style-name="P13"/>
      <text:h text:style-name="P41" text:outline-level="3">Training regression network with weighted sampling of image windows</text:h>
      <text:p text:style-name="P26">ref:</text:p>
      <text:p text:style-name="P26">Berger et al., "An Adaptive Sampling Scheme to Efficiently Train Fully Convolutional Networks for Semantic Segmentation", <text:a xlink:type="simple" xlink:href="https://arxiv.org/pdf/1709.02764.pdf" text:style-name="Internet_20_link" text:visited-style-name="Visited_20_Internet_20_Link">https://arxiv.org/pdf/1709.02764.pdf</text:a></text:p>
      <text:p text:style-name="P26">Please see <text:a xlink:type="simple" xlink:href="https://github.com/NifTK/NiftyNetModelZoo/blob/master/mr_ct_regression_model_zoo.md" text:style-name="Internet_20_link" text:visited-style-name="Visited_20_Internet_20_Link">the model zoo entry</text:a> for instructions for downloading data and config file.</text:p>
      <text:h text:style-name="P41" text:outline-level="3"><text:bookmark text:name="user-content-training-regression-network-with-autocontext-model"/>Training regression network with autocontext model</text:h>
      <text:p text:style-name="P26">Please see <text:a xlink:type="simple" xlink:href="https://github.com/NifTK/NiftyNetModelZoo/blob/master/autocontext_mr_ct_model_zoo.md" text:style-name="Internet_20_link" text:visited-style-name="Visited_20_Internet_20_Link">the model zoo entry</text:a> for instructions for downloading data and config file.</text:p>
      <text:h text:style-name="P41" text:outline-level="3"><text:bookmark text:name="user-content-parameters-for-config-file-in-the-regression-section"/>Parameters for config file in the regression section</text:h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header-rows>
          <table:table-row>
            <table:table-cell table:style-name="Táblázat1.A1" office:value-type="string">
              <text:p text:style-name="P40">Params.</text:p>
            </table:table-cell>
            <table:table-cell table:style-name="Táblázat1.A1" office:value-type="string">
              <text:p text:style-name="P40">Type</text:p>
            </table:table-cell>
            <table:table-cell table:style-name="Táblázat1.A1" office:value-type="string">
              <text:p text:style-name="P40">Example</text:p>
            </table:table-cell>
            <table:table-cell table:style-name="Táblázat1.A1" office:value-type="string">
              <text:p text:style-name="P40">Default</text:p>
            </table:table-cell>
          </table:table-row>
        </table:table-header-rows>
        <table:table-row>
          <table:table-cell table:style-name="Táblázat1.A1" office:value-type="string">
            <text:p text:style-name="P36"><text:a xlink:type="simple" xlink:href="https://github.com/NifTK/NiftyNet/blob/dev/niftynet/contrib/regression_weighted_sampler/README.md#error_map" text:style-name="Internet_20_link" text:visited-style-name="Visited_20_Internet_20_Link">error_map</text:a></text:p>
          </table:table-cell>
          <table:table-cell table:style-name="Táblázat1.A1" office:value-type="string">
            <text:p text:style-name="P36">Boolean</text:p>
          </table:table-cell>
          <table:table-cell table:style-name="Táblázat1.A1" office:value-type="string">
            <text:p text:style-name="P36"><text:span text:style-name="Source_20_Text">error_map=True</text:span></text:p>
          </table:table-cell>
          <table:table-cell table:style-name="Táblázat1.A1" office:value-type="string">
            <text:p text:style-name="P36"><text:span text:style-name="Source_20_Text">'False'</text:span></text:p>
          </table:table-cell>
        </table:table-row>
      </table:table>
      <text:h text:style-name="P43" text:outline-level="6"><text:bookmark text:name="user-content-error_map"/><text:span text:style-name="Source_20_Text">error_map</text:span></text:h>
      <text:p text:style-name="P26">At inference time, setting the parameter to True to generate errormaps on the input data.</text:p>
      <text:p text:style-name="P34">tensorboard --logdir ~/niftynet/models/mr_ct_regression/logs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, Helvetica, sans-serif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1:36:25.055467906</meta:creation-date>
    <dc:date>2018-11-09T17:25:45.032961844</dc:date>
    <meta:editing-duration>PT15H8M15S</meta:editing-duration>
    <meta:editing-cycles>28</meta:editing-cycles>
    <meta:generator>LibreOffice/6.0.6.2$Linux_X86_64 LibreOffice_project/00m0$Build-2</meta:generator>
    <meta:document-statistic meta:table-count="6" meta:image-count="1" meta:object-count="0" meta:page-count="4" meta:paragraph-count="90" meta:word-count="550" meta:character-count="5953" meta:non-whitespace-character-count="5482"/>
  </office:meta>
</office:document-meta>
</file>